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4.0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58cm"/>
    </style:style>
    <style:style style:name="gr5" style:family="graphic" style:parent-style-name="standard">
      <style:graphic-properties draw:stroke="none" svg:stroke-color="#000000" draw:fill="none" draw:fill-color="#ffffff" fo:min-height="1.4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8" draw:id="id8" draw:layer="layout" svg:width="4.028cm" svg:height="2.48cm" svg:x="14.772cm" svg:y="12.099cm">
          <text:p text:style-name="P1"><text:span text:style-name="T1">Если </text:span></text:p>
          <text:p text:style-name="P1"><text:span text:style-name="T1">I &lt; MAX_A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6" draw:id="id6" draw:layer="layout" svg:width="4.027cm" svg:height="2.479cm" svg:x="14.773cm" svg:y="2.6cm">
          <text:p text:style-name="P1">Начало</text:p>
          <text:p text:style-name="P1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3.471cm" svg:height="4.273cm" svg:x="7.2cm" svg:y="15.451cm">
          <draw:text-box>
            <text:p/>
          </draw:text-box>
        </draw:frame>
        <draw:custom-shape draw:style-name="gr1" draw:text-style-name="P1" xml:id="id1" draw:id="id1" draw:layer="layout" svg:width="4.027cm" svg:height="2.48cm" svg:x="18.973cm" svg:y="36.35cm">
          <text:p text:style-name="P1">Вывод:</text:p>
          <text:p text:style-name="P1">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4.028cm" svg:height="2.476cm" svg:x="13.972cm" svg:y="43.75cm">
          <text:p text:style-name="P1">Конец </text:p>
          <text:p text:style-name="P1">программы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20.986cm" svg:y1="38.83cm" svg:x2="15.986cm" svg:y2="43.75cm" draw:start-shape="id1" draw:start-glue-point="8" draw:end-shape="id2" draw:end-glue-point="4" svg:d="M20986 38830v2461h-5000v2459">
          <text:p/>
        </draw:connector>
        <draw:frame draw:style-name="gr4" draw:text-style-name="P3" draw:layer="layout" svg:width="1.871cm" svg:height="1.808cm" svg:x="14.129cm" svg:y="12.379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18.129cm" svg:y="12.571cm">
          <draw:text-box>
            <text:p><text:span text:style-name="T1">нет</text:span></text:p>
          </draw:text-box>
        </draw:frame>
        <draw:custom-shape draw:style-name="gr1" draw:text-style-name="P4" xml:id="id5" draw:id="id5" draw:layer="layout" svg:width="4.028cm" svg:height="2.477cm" svg:x="12.6cm" svg:y="21.873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4.028cm" svg:height="2.48cm" svg:x="9.8cm" svg:y="15.099cm">
          <text:p text:style-name="P1"><text:span text:style-name="T1">Если </text:span></text:p>
          <text:p text:style-name="P1"><text:span text:style-name="T1">a[i] &lt;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871cm" svg:height="1.688cm" svg:x="9.229cm" svg:y="15.391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13.8cm" svg:y="15.671cm">
          <draw:text-box>
            <text:p><text:span text:style-name="T1">нет</text:span></text:p>
          </draw:text-box>
        </draw:frame>
        <draw:custom-shape draw:style-name="gr1" draw:text-style-name="P4" xml:id="id4" draw:id="id4" draw:layer="layout" svg:width="4.413cm" svg:height="2.477cm" svg:x="6.6cm" svg:y="17.979cm">
          <text:p text:style-name="P4"><text:span text:style-name="T2">b[bhead] = a[i]</text:span></text:p>
          <text:p text:style-name="P4"><text:span text:style-name="T2">bhead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8cm" svg:y1="16.339cm" svg:x2="8.807cm" svg:y2="17.979cm" draw:start-shape="id3" draw:start-glue-point="5" draw:end-shape="id4" draw:end-glue-point="4" svg:d="M9800 16339h-993v1640">
          <text:p/>
        </draw:connector>
        <draw:connector draw:style-name="gr3" draw:text-style-name="P1" draw:layer="layout" svg:x1="8.807cm" svg:y1="20.456cm" svg:x2="14.614cm" svg:y2="21.873cm" draw:start-shape="id4" draw:start-glue-point="6" draw:end-shape="id5" svg:d="M8807 20456v708h5807v709">
          <text:p/>
        </draw:connector>
        <draw:connector draw:style-name="gr3" draw:text-style-name="P1" draw:layer="layout" svg:x1="13.828cm" svg:y1="16.339cm" svg:x2="14.614cm" svg:y2="21.873cm" draw:start-shape="id3" draw:start-glue-point="7" draw:end-shape="id5" draw:end-glue-point="4" svg:d="M13828 16339h786v5534">
          <text:p/>
        </draw:connector>
        <draw:connector draw:style-name="gr3" draw:text-style-name="P1" draw:layer="layout" svg:x1="16.786cm" svg:y1="5.079cm" svg:x2="16.786cm" svg:y2="7.302cm" draw:start-shape="id6" draw:start-glue-point="6" draw:end-shape="id7" draw:end-glue-point="4" svg:d="M16786 5079v2223">
          <text:p/>
        </draw:connector>
        <draw:custom-shape draw:style-name="gr1" draw:text-style-name="P4" xml:id="id7" draw:id="id7" draw:layer="layout" svg:width="4.028cm" svg:height="2.477cm" svg:x="14.772cm" svg:y="7.302cm">
          <text:p text:style-name="P4"><text:span text:style-name="T2">I=0,</text:span></text:p>
          <text:p text:style-name="P4"><text:span text:style-name="T2">bhead=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6.786cm" svg:y1="9.779cm" svg:x2="16.786cm" svg:y2="12.099cm" draw:start-shape="id7" draw:start-glue-point="6" draw:end-shape="id8" draw:end-glue-point="4" svg:d="M16786 9779v2320">
          <text:p/>
        </draw:connector>
        <draw:connector draw:style-name="gr3" draw:text-style-name="P1" draw:layer="layout" svg:x1="14.772cm" svg:y1="13.339cm" svg:x2="11.814cm" svg:y2="15.099cm" draw:start-shape="id8" draw:end-shape="id3" draw:end-glue-point="4" svg:d="M14772 13339h-2958v1760">
          <text:p/>
        </draw:connector>
        <draw:connector draw:style-name="gr3" draw:text-style-name="P1" draw:layer="layout" draw:line-skew="0cm -7.199cm -1.019cm" svg:x1="14.614cm" svg:y1="24.35cm" svg:x2="16.786cm" svg:y2="12.099cm" draw:start-shape="id5" draw:start-glue-point="6" draw:end-shape="id8" draw:end-glue-point="4" svg:d="M14614 24350v501h-9714v-14272h11886v1520">
          <text:p/>
        </draw:connector>
        <draw:custom-shape draw:style-name="gr1" draw:text-style-name="P2" xml:id="id12" draw:id="id12" draw:layer="layout" svg:width="4.028cm" svg:height="2.48cm" svg:x="14.072cm" svg:y="27.89cm">
          <text:p text:style-name="P2"><text:span text:style-name="T1">Если </text:span></text:p>
          <text:p text:style-name="P2"><text:span text:style-name="T1">I &lt; MAX_A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6.5cm" svg:y="31.242cm">
          <draw:text-box>
            <text:p/>
          </draw:text-box>
        </draw:frame>
        <draw:frame draw:style-name="gr4" draw:text-style-name="P3" draw:layer="layout" svg:width="1.871cm" svg:height="1.808cm" svg:x="13.429cm" svg:y="28.17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17.429cm" svg:y="28.362cm">
          <draw:text-box>
            <text:p><text:span text:style-name="T1">нет</text:span></text:p>
          </draw:text-box>
        </draw:frame>
        <draw:custom-shape draw:style-name="gr1" draw:text-style-name="P4" xml:id="id11" draw:id="id11" draw:layer="layout" svg:width="4.028cm" svg:height="2.477cm" svg:x="12.4cm" svg:y="37.25cm">
          <text:p text:style-name="P4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4.028cm" svg:height="2.48cm" svg:x="9.1cm" svg:y="30.89cm">
          <text:p text:style-name="P2"><text:span text:style-name="T1">Если </text:span></text:p>
          <text:p text:style-name="P2"><text:span text:style-name="T1">a[i] &gt;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871cm" svg:height="1.688cm" svg:x="8.529cm" svg:y="31.182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13.1cm" svg:y="31.462cm">
          <draw:text-box>
            <text:p><text:span text:style-name="T1">нет</text:span></text:p>
          </draw:text-box>
        </draw:frame>
        <draw:custom-shape draw:style-name="gr1" draw:text-style-name="P4" xml:id="id10" draw:id="id10" draw:layer="layout" svg:width="4.413cm" svg:height="2.477cm" svg:x="5.9cm" svg:y="33.15cm">
          <text:p text:style-name="P4"><text:span text:style-name="T2">b[bhead] = a[i]</text:span></text:p>
          <text:p text:style-name="P4"><text:span text:style-name="T2">bhead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1cm" svg:y1="32.13cm" svg:x2="8.107cm" svg:y2="33.15cm" draw:start-shape="id9" draw:start-glue-point="5" draw:end-shape="id10" draw:end-glue-point="4" svg:d="M9100 32130h-993v1020">
          <text:p/>
        </draw:connector>
        <draw:connector draw:style-name="gr3" draw:text-style-name="P1" draw:layer="layout" svg:x1="8.107cm" svg:y1="35.627cm" svg:x2="14.414cm" svg:y2="37.25cm" draw:start-shape="id10" draw:start-glue-point="6" draw:end-shape="id11" svg:d="M8107 35627v811h6307v812">
          <text:p/>
        </draw:connector>
        <draw:connector draw:style-name="gr3" draw:text-style-name="P1" draw:layer="layout" svg:x1="13.128cm" svg:y1="32.13cm" svg:x2="14.414cm" svg:y2="37.25cm" draw:start-shape="id9" draw:start-glue-point="7" draw:end-shape="id11" draw:end-glue-point="4" svg:d="M13128 32130h1286v5120">
          <text:p/>
        </draw:connector>
        <draw:connector draw:style-name="gr3" draw:text-style-name="P1" draw:layer="layout" svg:x1="14.072cm" svg:y1="29.13cm" svg:x2="11.114cm" svg:y2="30.89cm" draw:start-shape="id12" draw:end-shape="id9" draw:end-glue-point="4" svg:d="M14072 29130h-2958v1760">
          <text:p/>
        </draw:connector>
        <draw:connector draw:style-name="gr3" draw:text-style-name="P1" draw:layer="layout" draw:line-skew="0cm -6.699cm -1.019cm" svg:x1="14.414cm" svg:y1="39.727cm" svg:x2="16.086cm" svg:y2="27.89cm" draw:start-shape="id11" draw:start-glue-point="6" draw:end-shape="id12" draw:end-glue-point="4" svg:d="M14414 39727v501h-9214v-13858h10886v1520">
          <text:p/>
        </draw:connector>
        <draw:connector draw:style-name="gr3" draw:text-style-name="P1" draw:layer="layout" draw:line-skew="1.699cm 5.115cm" svg:x1="18.8cm" svg:y1="13.339cm" svg:x2="16.086cm" svg:y2="27.89cm" draw:start-shape="id8" draw:start-glue-point="7" draw:end-shape="id12" draw:end-glue-point="4" svg:d="M18800 13339h2200v13011h-4914v1540">
          <text:p/>
        </draw:connector>
        <draw:connector draw:style-name="gr3" draw:text-style-name="P1" draw:layer="layout" svg:x1="18.1cm" svg:y1="29.13cm" svg:x2="20.986cm" svg:y2="36.35cm" draw:start-shape="id12" draw:start-glue-point="7" draw:end-shape="id1" draw:end-glue-point="5" svg:d="M18100 29130h2886v72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cm" fo:page-height="50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0-21T17:27:56.87</dc:date>
    <meta:editing-duration>PT1H13M</meta:editing-duration>
    <meta:editing-cycles>7</meta:editing-cycles>
    <meta:generator>OpenOffice/4.1.1$Win32 OpenOffice.org_project/411m6$Build-9775</meta:generator>
    <meta:document-statistic meta:object-count="37"/>
  </office:meta>
</office:document-meta>
</file>